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Direction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stablish connection with device and PO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ncel an operation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can an RFID Ta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can a new RFID Ta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heck GSM Statu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heck GSM Signal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end an SM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Default" office:value-type="string" calcext:value-type="string">
            <text:p>Phone number data is incomplete, requesting resen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Default" office:value-type="string" calcext:value-type="string">
            <text:p>Phone number data is complete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Default" office:value-type="string" calcext:value-type="string">
            <text:p>Challeng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Invalid passcode, aborting operation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Default" office:value-type="string" calcext:value-type="string">
            <text:p>Enter new PIN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office:value-type="string" calcext:value-type="string">
            <text:p>Ask if device is present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08:14:12.896786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9:57:53.846743945</meta:creation-date>
    <meta:generator>LibreOffice/6.2.8.2$Linux_X86_64 LibreOffice_project/20$Build-2</meta:generator>
    <dc:date>2019-12-18T01:58:08.184049384</dc:date>
    <meta:editing-duration>P1DT57M7S</meta:editing-duration>
    <meta:editing-cycles>28</meta:editing-cycles>
    <meta:document-statistic meta:table-count="1" meta:cell-count="1069" meta:object-count="0"/>
  </office:meta>
</office:document-meta>
</file>